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Albany AMT" svg:font-family="'Albany AMT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color="#999999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/>
    </style:style>
    <style:style style:name="T3" style:family="text">
      <style:text-properties fo:color="#999999"/>
    </style:style>
    <style:style style:name="T4" style:family="text">
      <style:text-properties style:font-style-asian="normal"/>
    </style:style>
    <style:style style:name="T5" style:family="text">
      <style:text-properties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Демоны</text:h>
      <text:p text:style-name="Text_20_body">Утро. Первое что появляется в сознании — это боль. Боль имеет форму множества глухих шумов, которые как ветер, смерч кружатся в голове и имеют такую плотность что, кажется это тяжелой водой с илом размешали в стакане головы. Глаза еще закрыты, но они уже наблюдают эту картину.</text:p>
      <text:p text:style-name="Text_20_body">Я лежу и сознательно не открываю глаза, потому что знаю, как только я открою вся это гадость, ветер и глина ворвется с еще большей силой в мое сознание. Хочется еще заснуть и не просыпаться, еще проспать часов так с двенадцать. Но нет. Организм выспался и нечего не останется как открыть глаза. Можно себя еще немного по обманывать, что боль исчезнет, но ответ заранее известен, что боль не исчезнет из головы.</text:p>
      <text:p text:style-name="Text_20_body">Голова тяжелеет и сильнее продавливает подушку. Все, началось, я просыпаюсь. Кошмар вплывает в сознание — боль.</text:p>
      <text:p text:style-name="P2">Что такое головная боль и мигрень, особенно хроническая форма — мигрень это когда болит голова, но нет болезни ее вызвавшей и болит достаточно определенным образом. Врачи по поводу мигрени, обычно ничего конкретного не говорят, так как не известны сами механизмы происхождения боли. Врачи просто говорят, ну ешь вот эти обезболивающие, да и высыпайся, да и вообще не переутомляйся за компьютером. Такое ощущение что, они держат тебя за полумка, который при малейшем раздражении сходит с ума и болит голова, который круглосуточно сидит в интернете и нормально не высыпается. ЩАЗ, два раза. Во первых высыпаешся, во вторых причины начало болей связаны чаще не с раздражением, а с резким изменением погоды. А обычные болеутоляющие препараты, не всегда действуют. Вообще если заглянуть в справочники и почитать, что там написано, то можно обнаружить больше интересного чем, нежели то, что рекомендует мало тебя знающий врач или знакомый.</text:p>
      <text:p text:style-name="P1">Открыл глаза. Через глаза боль начала втекать в мозг, быстро так, сбивая границы русла бревнами своей реки. И сразу в лобной доли головы начала чувствоваться пульсирующая боль. Это вещество начало давить на череп, на лоб, на глаза. Кажется материал из которого была сделана голова изменился, с дерева на чугун, так как легким движением мышц не удалось оторвать от подушки. Но со второй попытки я оказался в горизонтальном положении. Отражение в зеркале явило некого больного животного. А дальше было хуже, - кашель. Нет сам кашель не страшен, ну покашлял и вроде бы все. А так при каждом кашле в голове, что-то взрывалось. Двигаться так резко головой, стало еще опасней, так как движение вызывало сильные столкновения бревен мигрени о череп. Нет не страшно что мозг можно повредить бревнами, так как на тот момент, его уже не было в этой реальности. Остались инстинкты. Мыслить жижей которая пытается проломить череп, как то не получалось.</text:p>
      <text:p text:style-name="P1">Инстинкты сказали: <text:span text:style-name="T1">Иди умойся и прими обезболивающие.</text:span> Организм оделся, и пошел умываться. Зашел на кухню, неуклюжими движениями, нащупал таблетки, опрокинул какие то склянки, промахнулся когда попытался налить воду в стакан, затем ему все же удалось запить таблетки. Вкус таблеток обычно горький, но на этот раз его просто не было. Организм понесло в ванную умываться.</text:p>
      <text:p text:style-name="P1">Через пять минут сидел и смотрел без звука телевизор. Ждал когда пройдет еще пятнадцать минут и таблетки начнут действовать. Этого не произошло.</text:p>
      <text:p text:style-name="P1">Кухня, сигарета, растерянный взгляд, мыслей нет, есть только регистрация внешних раздражителей, как звука или света. Тошно. К горлу что-то подкрадывается. <text:span text:style-name="T1">ФУХ, исчезло.</text:span></text:p>
      <text:p text:style-name="P1">Лежу, вкалывают укол обезболивающего, после которого, можно наверно делать небольшие хирургические операции, как там наверно вскрытия ран или еще чего. Все сознание покидает меня и я засыпаю. Сон проникает в ватное сознание.</text:p>
      <text:p text:style-name="P1">Раздается звонок в дверь, он похож как на советский будильник, с металлической крышкой о которую стучит молотчек, часто, часто. Это звонок отражаясь от стен летит в мою комнату и заползает через уши. Звонок заставляет встать меня, хотя нет ни кого желания, ну только что заснул.</text:p>
      <text:p text:style-name="P1">Звонок все раздается, прыгает и кричит. «<text:span text:style-name="T1">Открой! Открой!»</text:span></text:p>
      <text:p text:style-name="P1">Я пробираюсь по коридорам в выходу. Большой деревянный засов, на кованных, чугунных опорах весит на двери. Над дверью подкова, которая должна охранять от не прошенных гостей, слегка нервно покачивается, а голоса за дверью на разные лады говорят открой. Я отворяю заслон и нажимом плечи отворяю дверь.</text:p>
      <text:p text:style-name="Text_20_body">На пороге предстаю четыре демона. Они весело вваливаются ко мне, в мое убежище. </text:p>
      <text:p text:style-name="P1">Мы проходим по коридорам, ко мне в мою комнату. Стены и пол из бетона сменяются на песок и камни. Серый песок постепенно переходит в землю, а стены в камень. Мы проходим в комнату. В комнате из камней сложены условная кровать с соломой. С сверху сочиться неяркий свет звезд, на земле тлеет костер. В стене, у меня давно была выдолблена ниша. Там я установил зеркало. Сейчас это овальное зеркало, с резной дубовой коемкой показывает разные миры. Изображение в зеркале быстро меняется, что не успеваю разобрать что именно, хотело показать мне зеркало.</text:p>
      <text:p text:style-name="P1">Демоны выселяться и рассказывают какие-то истории. Но я ничего не могу разобрать. Видать они говорят на своем языке. </text:p>
      <text:p text:style-name="P1">Я пытаюсь сказать, что они меня разбудили, и вообще я болею, но это закляте на них не действует, они продолжают дальше общаться между собой. Один демон поворачивается и на родной мне речи ясно говорит, про чай и что они хотели бы испить его. Я говорю что чай, не готов и что нужно готовить, но из горла вылетают совсем не те звуки: - <text:span text:style-name="T1">Да я сейчас приготовлю только</text:span>.</text:p>
      <text:p text:style-name="P1">Через несколько минут чай приготовленный на костре, с приправами которые должны отогнать злых духов оказывается в их руках.</text:p>
      <text:p text:style-name="P1">Другой демон протягивает мне свежие мандарины и говорит, что больным он в самую пору. Я беру мандарины, они веят холодом и свежестью. Один мандарин выскальзывает из пальцев и укатывается к стене. Мандарин как стекло разбивается о камень на маленькие кусочки. Из этих кусочков очень быстро начинает произрастать дерево, прямо в скале и своим сводом обвивает каменистый потолок. </text:p>
      <text:p text:style-name="P1">Демоны, как будто ничего этого не замечают. Они так же весело продолжают общаться. Когда я пытаюсь заснуть, они периодически меня спрашивают что — то в духе: - «<text:span text:style-name="T1">А брым ны жавешь то ямоп увед?»</text:span>. На что я отвечаю: - «<text:span text:style-name="T1">УГУ»</text:span>. Так продолжается до получи.</text:p>
      <text:p text:style-name="P1">Но все же зелье начинает брать свое. Их разговор уже не носит, того оживленного характера, и они начинают по одному исчезать. Первый демон отрастил себе крылья и сказав что-то в духе «<text:span text:style-name="T1">Досвидания, я еще вернусь мои братья</text:span>» взмахнув крыльями улетает через верхнее отверстие в моей пещере.</text:p>
      <text:p text:style-name="P1">Другие демоны вскоре встают и прощаются со мной, на своем языке, а я им в ответ — «<text:span text:style-name="T1">Валите от сюда»</text:span>. Все равно они ничего не понимают что я им говорю. И они исчезают.</text:p>
      <text:p text:style-name="P1">Я закрываю засов и просыпаю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lbany AMT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lbany AMT" style:font-size-asian="10.5pt" style:language-asian="zxx" style:country-asian="none" style:font-name-complex="Albany AMT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lbany AMT" style:font-size-asian="14pt" style:font-name-complex="Albany AM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1T22:34:50</meta:creation-date>
    <dc:date>2009-02-22T02:44:29</dc:date>
    <meta:editing-duration>PT03H54M29S</meta:editing-duration>
    <meta:editing-cycles>4</meta:editing-cycles>
    <meta:generator>OpenOffice.org/3.0$Linux OpenOffice.org_project/300m9$Build-9358</meta:generator>
    <meta:document-statistic meta:table-count="0" meta:image-count="0" meta:object-count="0" meta:page-count="1" meta:paragraph-count="23" meta:word-count="1044" meta:character-count="6554"/>
    <meta:user-defined meta:name="Поле 1"/>
    <meta:user-defined meta:name="Поле 2"/>
    <meta:user-defined meta:name="Поле 3"/>
    <meta:user-defined meta:name="Поле 4"/>
  </office:meta>
</office:document-meta>
</file>